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_20_4038" svg:stroke-width="0.019cm" svg:stroke-color="#ad649a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dash" draw:stroke-dash="Dashed_20__28_var_29__20_4039" svg:stroke-width="0.019cm" svg:stroke-color="#609941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02cm" draw:marker-start-center="false" draw:marker-end-width="0.302cm" draw:marker-end-center="false" draw:fill="none" draw:fill-color="#ffffff" draw:auto-grow-width="true" fo:min-height="0.13cm" fo:min-width="0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-width="0.302cm" draw:marker-start-center="false" draw:marker-end-width="0.302cm" draw:marker-end-center="false" draw:fill="none" draw:fill-color="#ffffff" fo:min-height="0.13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404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404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404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404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4044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404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404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404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404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404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405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405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405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405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svg:stroke-width="0.019cm" svg:stroke-color="#ad649a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1" style:family="graphic" style:parent-style-name="standard">
      <style:graphic-properties draw:stroke="dash" draw:stroke-dash="Dashed_20__28_var_29__20_4054" svg:stroke-width="0.019cm" svg:stroke-color="#ad649a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2" style:family="graphic" style:parent-style-name="standard">
      <style:graphic-properties draw:stroke="solid" svg:stroke-width="0.019cm" svg:stroke-color="#609941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3" style:family="graphic" style:parent-style-name="standard">
      <style:graphic-properties draw:stroke="dash" draw:stroke-dash="Dashed_20__28_var_29__20_4055" svg:stroke-width="0.019cm" svg:stroke-color="#609941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393cm" svg:y1="13.582cm" svg:x2="10.642cm" svg:y2="14.833cm">
            <text:p/>
          </draw:line>
          <draw:line draw:style-name="gr2" draw:text-style-name="P1" draw:layer="layout" svg:x1="10.393cm" svg:y1="14.081cm" svg:x2="10.642cm" svg:y2="14.832cm">
            <text:p/>
          </draw:line>
          <draw:frame draw:style-name="gr3" draw:text-style-name="P3" draw:layer="layout" svg:width="0.718cm" svg:height="0.624cm" svg:x="10.294cm" svg:y="13.884cm">
            <draw:text-box>
              <text:p text:style-name="P2"><text:span text:style-name="T1">A</text:span></text:p>
            </draw:text-box>
          </draw:frame>
          <draw:frame draw:style-name="gr3" draw:text-style-name="P3" draw:layer="layout" svg:width="0.718cm" svg:height="0.624cm" svg:x="8.759cm" svg:y="13.395cm">
            <draw:text-box>
              <text:p text:style-name="P2"><text:span text:style-name="T1">B</text:span></text:p>
            </draw:text-box>
          </draw:frame>
          <draw:frame draw:style-name="gr3" draw:text-style-name="P3" draw:layer="layout" svg:width="0.722cm" svg:height="0.624cm" svg:x="8.76cm" svg:y="14.646cm">
            <draw:text-box>
              <text:p text:style-name="P2"><text:span text:style-name="T1">C</text:span></text:p>
            </draw:text-box>
          </draw:frame>
          <draw:frame draw:style-name="gr4" draw:text-style-name="P3" draw:layer="layout" svg:width="0.253cm" svg:height="0.624cm" svg:x="9.017cm" svg:y="15.152cm">
            <draw:text-box>
              <text:p text:style-name="P2"><text:span text:style-name="T1">D</text:span></text:p>
            </draw:text-box>
          </draw:frame>
          <draw:frame draw:style-name="gr4" draw:text-style-name="P3" draw:layer="layout" svg:width="0.265cm" svg:height="0.624cm" svg:x="10.324cm" svg:y="14.878cm">
            <draw:text-box>
              <text:p text:style-name="P2"><text:span text:style-name="T1">O</text:span></text:p>
            </draw:text-box>
          </draw:frame>
          <draw:polyline draw:style-name="gr5" draw:text-style-name="P4" draw:layer="layout" svg:width="0.999cm" svg:height="1.749cm" svg:x="9.393cm" svg:y="13.582cm" svg:viewBox="0 0 1000 1750" draw:points="0,1750 0,0 1000,499 0,1251">
            <text:p/>
          </draw:polyline>
          <draw:g>
            <draw:line draw:style-name="gr6" draw:text-style-name="P5" draw:layer="layout" svg:x1="9.292cm" svg:y1="13.481cm" svg:x2="9.491cm" svg:y2="13.682cm">
              <text:p/>
            </draw:line>
            <draw:line draw:style-name="gr7" draw:text-style-name="P5" draw:layer="layout" svg:x1="9.292cm" svg:y1="13.682cm" svg:x2="9.491cm" svg:y2="13.481cm">
              <text:p/>
            </draw:line>
          </draw:g>
          <draw:g>
            <draw:line draw:style-name="gr8" draw:text-style-name="P5" draw:layer="layout" svg:x1="9.292cm" svg:y1="14.732cm" svg:x2="9.491cm" svg:y2="14.931cm">
              <text:p/>
            </draw:line>
            <draw:line draw:style-name="gr9" draw:text-style-name="P5" draw:layer="layout" svg:x1="9.292cm" svg:y1="14.931cm" svg:x2="9.491cm" svg:y2="14.732cm">
              <text:p/>
            </draw:line>
          </draw:g>
          <draw:g>
            <draw:line draw:style-name="gr10" draw:text-style-name="P5" draw:layer="layout" svg:x1="9.292cm" svg:y1="15.231cm" svg:x2="9.491cm" svg:y2="15.432cm">
              <text:p/>
            </draw:line>
            <draw:line draw:style-name="gr11" draw:text-style-name="P5" draw:layer="layout" svg:x1="9.292cm" svg:y1="15.432cm" svg:x2="9.491cm" svg:y2="15.231cm">
              <text:p/>
            </draw:line>
          </draw:g>
          <draw:g>
            <draw:line draw:style-name="gr12" draw:text-style-name="P5" draw:layer="layout" svg:x1="10.292cm" svg:y1="13.982cm" svg:x2="10.491cm" svg:y2="14.181cm">
              <text:p/>
            </draw:line>
            <draw:line draw:style-name="gr13" draw:text-style-name="P5" draw:layer="layout" svg:x1="10.292cm" svg:y1="14.181cm" svg:x2="10.491cm" svg:y2="13.982cm">
              <text:p/>
            </draw:line>
          </draw:g>
          <draw:line draw:style-name="gr5" draw:text-style-name="P4" draw:layer="layout" svg:x1="11.892cm" svg:y1="16.081cm" svg:x2="10.892cm" svg:y2="15.582cm">
            <text:p/>
          </draw:line>
          <draw:g>
            <draw:line draw:style-name="gr14" draw:text-style-name="P5" draw:layer="layout" svg:x1="11.992cm" svg:y1="16.182cm" svg:x2="11.791cm" svg:y2="15.983cm">
              <text:p/>
            </draw:line>
            <draw:line draw:style-name="gr15" draw:text-style-name="P5" draw:layer="layout" svg:x1="11.992cm" svg:y1="15.983cm" svg:x2="11.791cm" svg:y2="16.182cm">
              <text:p/>
            </draw:line>
          </draw:g>
          <draw:g>
            <draw:line draw:style-name="gr16" draw:text-style-name="P5" draw:layer="layout" svg:x1="10.992cm" svg:y1="15.683cm" svg:x2="10.791cm" svg:y2="15.482cm">
              <text:p/>
            </draw:line>
            <draw:line draw:style-name="gr17" draw:text-style-name="P5" draw:layer="layout" svg:x1="10.992cm" svg:y1="15.482cm" svg:x2="10.791cm" svg:y2="15.683cm">
              <text:p/>
            </draw:line>
          </draw:g>
          <draw:g>
            <draw:line draw:style-name="gr18" draw:text-style-name="P5" draw:layer="layout" svg:x1="10.742cm" svg:y1="14.931cm" svg:x2="10.543cm" svg:y2="14.732cm">
              <text:p/>
            </draw:line>
            <draw:line draw:style-name="gr19" draw:text-style-name="P5" draw:layer="layout" svg:x1="10.742cm" svg:y1="14.732cm" svg:x2="10.543cm" svg:y2="14.931cm">
              <text:p/>
            </draw:line>
          </draw:g>
          <draw:frame draw:style-name="gr3" draw:text-style-name="P3" draw:layer="layout" svg:width="0.807cm" svg:height="0.624cm" svg:x="11.805cm" svg:y="15.9cm">
            <draw:text-box>
              <text:p text:style-name="P2"><text:span text:style-name="T1">B'</text:span></text:p>
            </draw:text-box>
          </draw:frame>
          <draw:frame draw:style-name="gr3" draw:text-style-name="P3" draw:layer="layout" svg:width="0.807cm" svg:height="0.624cm" svg:x="10.241cm" svg:y="15.399cm">
            <draw:text-box>
              <text:p text:style-name="P2"><text:span text:style-name="T1">A'</text:span></text:p>
            </draw:text-box>
          </draw:frame>
          <draw:ellipse draw:style-name="gr20" draw:text-style-name="P4" draw:layer="layout" svg:width="0.202cm" svg:height="0.2cm" svg:x="9.916cm" svg:y="14.108cm">
            <text:p/>
          </draw:ellipse>
          <draw:line draw:style-name="gr21" draw:text-style-name="P1" draw:layer="layout" svg:x1="11.892cm" svg:y1="16.082cm" svg:x2="10.641cm" svg:y2="14.833cm">
            <text:p/>
          </draw:line>
          <draw:circle draw:style-name="gr20" draw:text-style-name="P4" draw:layer="layout" svg:width="0.202cm" svg:height="0.202cm" svg:x="11.162cm" svg:y="15.351cm">
            <text:p/>
          </draw:circle>
          <draw:line draw:style-name="gr22" draw:text-style-name="P1" draw:layer="layout" svg:x1="10.597cm" svg:y1="14.367cm" svg:x2="10.426cm" svg:y2="14.536cm">
            <text:p/>
          </draw:line>
          <draw:line draw:style-name="gr23" draw:text-style-name="P1" draw:layer="layout" svg:x1="10.891cm" svg:y1="15.583cm" svg:x2="10.641cm" svg:y2="14.833cm">
            <text:p/>
          </draw:line>
          <draw:line draw:style-name="gr22" draw:text-style-name="P1" draw:layer="layout" svg:x1="10.848cm" svg:y1="15.117cm" svg:x2="10.677cm" svg:y2="15.28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038" draw:display-name="Dashed (var) 4038" draw:style="rect" draw:dots1="1" draw:dots1-length="112%" draw:distance="112%"/>
    <draw:stroke-dash draw:name="Dashed_20__28_var_29__20_4039" draw:display-name="Dashed (var) 4039" draw:style="rect" draw:dots1="1" draw:dots1-length="112%" draw:distance="112%"/>
    <draw:stroke-dash draw:name="Dashed_20__28_var_29__20_4040" draw:display-name="Dashed (var) 4040" draw:style="rect" draw:dots1="1" draw:dots1-length="0.011cm" draw:dots2="1" draw:dots2-length="0.011cm" draw:distance="0.011cm"/>
    <draw:stroke-dash draw:name="Dashed_20__28_var_29__20_4041" draw:display-name="Dashed (var) 4041" draw:style="rect" draw:dots1="1" draw:dots1-length="0.011cm" draw:dots2="1" draw:dots2-length="0.011cm" draw:distance="0.011cm"/>
    <draw:stroke-dash draw:name="Dashed_20__28_var_29__20_4042" draw:display-name="Dashed (var) 4042" draw:style="rect" draw:dots1="1" draw:dots1-length="0.011cm" draw:dots2="1" draw:dots2-length="0.011cm" draw:distance="0.011cm"/>
    <draw:stroke-dash draw:name="Dashed_20__28_var_29__20_4043" draw:display-name="Dashed (var) 4043" draw:style="rect" draw:dots1="1" draw:dots1-length="0.011cm" draw:dots2="1" draw:dots2-length="0.011cm" draw:distance="0.011cm"/>
    <draw:stroke-dash draw:name="Dashed_20__28_var_29__20_4044" draw:display-name="Dashed (var) 4044" draw:style="rect" draw:dots1="1" draw:dots1-length="0.011cm" draw:dots2="1" draw:dots2-length="0.011cm" draw:distance="0.011cm"/>
    <draw:stroke-dash draw:name="Dashed_20__28_var_29__20_4045" draw:display-name="Dashed (var) 4045" draw:style="rect" draw:dots1="1" draw:dots1-length="0.011cm" draw:dots2="1" draw:dots2-length="0.011cm" draw:distance="0.011cm"/>
    <draw:stroke-dash draw:name="Dashed_20__28_var_29__20_4046" draw:display-name="Dashed (var) 4046" draw:style="rect" draw:dots1="1" draw:dots1-length="0.011cm" draw:dots2="1" draw:dots2-length="0.011cm" draw:distance="0.011cm"/>
    <draw:stroke-dash draw:name="Dashed_20__28_var_29__20_4047" draw:display-name="Dashed (var) 4047" draw:style="rect" draw:dots1="1" draw:dots1-length="0.011cm" draw:dots2="1" draw:dots2-length="0.011cm" draw:distance="0.011cm"/>
    <draw:stroke-dash draw:name="Dashed_20__28_var_29__20_4048" draw:display-name="Dashed (var) 4048" draw:style="rect" draw:dots1="1" draw:dots1-length="0.011cm" draw:dots2="1" draw:dots2-length="0.011cm" draw:distance="0.011cm"/>
    <draw:stroke-dash draw:name="Dashed_20__28_var_29__20_4049" draw:display-name="Dashed (var) 4049" draw:style="rect" draw:dots1="1" draw:dots1-length="0.011cm" draw:dots2="1" draw:dots2-length="0.011cm" draw:distance="0.011cm"/>
    <draw:stroke-dash draw:name="Dashed_20__28_var_29__20_4050" draw:display-name="Dashed (var) 4050" draw:style="rect" draw:dots1="1" draw:dots1-length="0.011cm" draw:dots2="1" draw:dots2-length="0.011cm" draw:distance="0.011cm"/>
    <draw:stroke-dash draw:name="Dashed_20__28_var_29__20_4051" draw:display-name="Dashed (var) 4051" draw:style="rect" draw:dots1="1" draw:dots1-length="0.011cm" draw:dots2="1" draw:dots2-length="0.011cm" draw:distance="0.011cm"/>
    <draw:stroke-dash draw:name="Dashed_20__28_var_29__20_4052" draw:display-name="Dashed (var) 4052" draw:style="rect" draw:dots1="1" draw:dots1-length="0.011cm" draw:dots2="1" draw:dots2-length="0.011cm" draw:distance="0.011cm"/>
    <draw:stroke-dash draw:name="Dashed_20__28_var_29__20_4053" draw:display-name="Dashed (var) 4053" draw:style="rect" draw:dots1="1" draw:dots1-length="0.011cm" draw:dots2="1" draw:dots2-length="0.011cm" draw:distance="0.011cm"/>
    <draw:stroke-dash draw:name="Dashed_20__28_var_29__20_4054" draw:display-name="Dashed (var) 4054" draw:style="rect" draw:dots1="1" draw:dots1-length="112%" draw:distance="112%"/>
    <draw:stroke-dash draw:name="Dashed_20__28_var_29__20_4055" draw:display-name="Dashed (var) 4055" draw:style="rect" draw:dots1="1" draw:dots1-length="112%" draw:distance="112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5:26:22.822078158</meta:creation-date>
    <dc:date>2018-04-10T15:26:53.864680066</dc:date>
    <meta:editing-duration>PT31S</meta:editing-duration>
    <meta:editing-cycles>1</meta:editing-cycles>
    <meta:document-statistic meta:object-count="39"/>
    <meta:generator>LibreOffice/6.0.0.3$MacOSX_X86_64 LibreOffice_project/64a0f66915f38c6217de274f0aa8e15618924765</meta:generator>
  </office:meta>
</office:document-meta>
</file>